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229e45" draw:stroke="none" fo:margin="1.000000000000000pt" style:wrap="biggest" style:wrap-dynamic-threshold="0.000000000000000pt" svg:fill-rule="evenodd"/>
    </style:style>
    <style:style style:name="gr3" style:family="graphic">
      <style:graphic-properties draw:fill="solid" draw:fill-color="#f8e509" draw:stroke="none" fo:margin="1.000000000000000pt" style:wrap="biggest" style:wrap-dynamic-threshold="0.000000000000000pt" svg:fill-rule="evenodd"/>
    </style:style>
    <style:style style:name="gr4" style:family="graphic">
      <style:graphic-properties draw:fill="solid" draw:fill-color="#2b49a3" draw:stroke="none" fo:margin="1.000000000000000pt" style:wrap="biggest" style:wrap-dynamic-threshold="0.000000000000000pt" svg:fill-rule="evenodd"/>
    </style:style>
    <style:style style:name="gr5" style:family="graphic">
      <style:graphic-properties draw:fill="solid" draw:fill-color="#ffffef" draw:stroke="none" fo:margin="1.000000000000000pt" style:wrap="biggest" style:wrap-dynamic-threshold="0.000000000000000pt" svg:fill-rule="evenodd"/>
    </style:style>
    <style:style style:name="gr6" style:family="graphic">
      <style:graphic-properties draw:fill="solid" draw:fill-color="#ffffff" draw:stroke="none" fo:margin="1.000000000000000pt" style:wrap="biggest" style:wrap-dynamic-threshold="0.000000000000000pt" svg:fill-rule="evenodd"/>
    </style:style>
    <style:style style:name="gr7" style:family="graphic">
      <style:graphic-properties draw:fill="solid" draw:fill-color="#309e3a" draw:stroke="none" fo:margin="1.000000000000000pt" style:wrap="biggest" style:wrap-dynamic-threshold="0.000000000000000pt" svg:fill-rule="nonzero"/>
    </style:style>
    <style:style style:name="gr8" style:family="graphic">
      <style:graphic-properties draw:fill="solid" draw:fill-color="#f7ffff" draw:stroke="none" fo:margin="1.000000000000000pt" style:wrap="biggest" style:wrap-dynamic-threshold="0.000000000000000pt" svg:fill-rule="nonzero"/>
    </style:style>
    <style:style style:name="gr9" style:family="graphic">
      <style:graphic-properties draw:fill="solid" draw:fill-color="#fffff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918"/>
        </draw:layer-set>
        <draw:g draw:style-name="gr1" draw:id="shape1" svg:y="0.00000110024pt">
          <draw:rect draw:style-name="gr2" draw:id="shape2" draw:name="rect552" draw:layer="g918" svg:width="343.19104000000pt" svg:height="239.29528800000pt" draw:transform="matrix(0.41626136935 0.00000000000 0.00000000000 0.41789372274 0.00000000670pt 0.00000110024pt)"/>
          <draw:path draw:style-name="gr3" draw:id="shape3" draw:name="path554" draw:layer="g918" svg:width="289.42648383310pt" svg:height="186.35615514866pt" draw:transform="matrix(0.41626136935 0.00000000000 0.00000000000 0.41789372274 10.85130818169pt 10.99424001220pt)" svg:viewBox="0 0 289 186" svg:d="M145.384 186.356L289.426 93.3029L144.516 0L0 93.5265Z" koffice:nodeTypes="ccccc"/>
          <draw:path draw:style-name="gr4" draw:id="shape4" draw:name="path557" draw:layer="g918" svg:width="122.99819462195pt" svg:height="121.68696688527pt" draw:transform="matrix(0.41285891124 0.00000000000 0.00000000000 0.41789372274 46.79952849608pt 24.64567077273pt)" svg:viewBox="0 0 123 122" svg:d="M122.998 60.8435C123.004 94.4449 95.4682 121.687 61.4992 121.687C27.5302 121.687 -0.00547824 94.4449 8.17527e-07 60.8435C-0.00547824 27.2421 27.5302 1.14009e-14 61.4992 3.49491e-30C95.4682 -1.14009e-14 123.004 27.2421 122.998 60.8435Z" koffice:nodeTypes="ccccc"/>
          <draw:path draw:style-name="gr5" draw:id="shape5" draw:name="polygon559" draw:layer="g918" svg:width="6.62655813120pt" svg:height="6.11572789282pt" draw:transform="matrix(0.38005074159 0.00000000000 0.00000000000 0.38761984179 61.79633026489pt 62.64815739844pt)" svg:viewBox="0 0 7 6" svg:d="M5.23964 6.11573L3.22547 5.02022L1.14421 5.99316L1.60633 3.81434L0 2.21343L2.29979 1.96235L3.38827 0L4.34751 2.02365L6.62656 2.41176L4.91961 3.91351Z" koffice:nodeTypes="ccccccccccc"/>
          <draw:path draw:style-name="gr5" draw:id="shape6" draw:name="polygon560" draw:layer="g918" svg:width="6.62655813120pt" svg:height="6.11572789282pt" draw:transform="matrix(0.38005074159 0.00000000000 0.00000000000 0.38761984179 78.81249804997pt 66.95580981469pt)" svg:viewBox="0 0 7 6" svg:d="M5.23964 6.11573L3.22547 5.02022L1.14421 5.99316L1.60633 3.81434L0 2.21343L2.29979 1.96235L3.38827 0L4.34751 2.02365L6.62656 2.41176L4.91961 3.91351Z" koffice:nodeTypes="ccccccccccc"/>
          <draw:path draw:style-name="gr5" draw:id="shape7" draw:name="polygon561" draw:layer="g918" svg:width="6.62655813120pt" svg:height="6.11572789282pt" draw:transform="matrix(0.32832914487 0.00000000000 0.00000000000 0.33486863779 71.75895919836pt 60.41969808602pt)" svg:viewBox="0 0 7 6" svg:d="M5.23964 6.11573L3.22547 5.02022L1.14421 5.99316L1.60633 3.81434L0 2.21343L2.29979 1.96235L3.38827 0L4.34751 2.02365L6.62656 2.41176L4.91961 3.91351Z" koffice:nodeTypes="ccccccccccc"/>
          <draw:path draw:style-name="gr5" draw:id="shape8" draw:name="polygon562" draw:layer="g918" svg:width="6.62655813120pt" svg:height="6.11572789282pt" draw:transform="matrix(0.32236064806 0.00000000000 0.00000000000 0.32877952456 88.97389547612pt 57.98367425294pt)" svg:viewBox="0 0 7 6" svg:d="M5.23964 6.11573L3.22547 5.02022L1.14421 5.99316L1.60633 3.81434L0 2.21343L2.29979 1.96235L3.38827 0L4.34751 2.02365L6.62656 2.41176L4.91961 3.91351Z" koffice:nodeTypes="ccccccccccc"/>
          <draw:path draw:style-name="gr5" draw:id="shape9" draw:name="polygon563" draw:layer="g918" svg:width="6.62655813120pt" svg:height="6.11572789282pt" draw:transform="matrix(0.38005074159 0.00000000000 0.00000000000 0.38761984179 71.16767358800pt 52.44738167036pt)" svg:viewBox="0 0 7 6" svg:d="M5.23964 6.11573L3.22547 5.02022L1.14421 5.99316L1.60633 3.81434L0 2.21343L2.29979 1.96235L3.38827 0L4.34751 2.02365L6.62656 2.41176L4.91961 3.91351Z" koffice:nodeTypes="ccccccccccc"/>
          <draw:path draw:style-name="gr5" draw:id="shape10" draw:name="polygon564" draw:layer="g918" svg:width="6.62655813120pt" svg:height="6.11572789282pt" draw:transform="matrix(0.38005074159 0.00000000000 0.00000000000 0.38761984179 50.21709770012pt 44.58097376137pt)" svg:viewBox="0 0 7 6" svg:d="M5.23964 6.11573L3.22547 5.02022L1.14421 5.99316L1.60633 3.81434L0 2.21343L2.29979 1.96235L3.38827 0L4.34751 2.02365L6.62656 2.41176L4.91961 3.91351Z" koffice:nodeTypes="ccccccccccc"/>
          <draw:path draw:style-name="gr5" draw:id="shape11" draw:name="polygon565" draw:layer="g918" svg:width="6.62655813120pt" svg:height="6.11572789282pt" draw:transform="matrix(0.38005074159 0.00000000000 0.00000000000 0.38761984179 52.73607919419pt 55.04370550260pt)" svg:viewBox="0 0 7 6" svg:d="M5.23964 6.11573L3.22547 5.02022L1.14421 5.99316L1.60633 3.81434L0 2.21343L2.29979 1.96235L3.38827 0L4.34751 2.02365L6.62656 2.41176L4.91961 3.91351Z" koffice:nodeTypes="ccccccccccc"/>
          <draw:path draw:style-name="gr5" draw:id="shape12" draw:name="polygon566" draw:layer="g918" svg:width="6.62655813120pt" svg:height="6.11572789282pt" draw:transform="matrix(0.33571732044 0.00000000000 0.00000000000 0.34240363613 79.11975248802pt 41.02498431562pt)" svg:viewBox="0 0 7 6" svg:d="M5.23964 6.11573L3.22547 5.02022L1.14421 5.99316L1.60633 3.81434L0 2.21343L2.29979 1.96235L3.38827 0L4.34751 2.02365L6.62656 2.41176L4.91961 3.91351Z" koffice:nodeTypes="ccccccccccc"/>
          <draw:path draw:style-name="gr5" draw:id="shape13" draw:name="polygon567" draw:layer="g918" svg:width="6.62655813120pt" svg:height="6.11572789282pt" draw:transform="matrix(0.26440513120 0.00000000000 0.00000000000 0.26967008824 78.06695890872pt 48.30791817717pt)" svg:viewBox="0 0 7 6" svg:d="M5.23964 6.11573L3.22547 5.02022L1.14421 5.99316L1.60633 3.81434L0 2.21343L2.29979 1.96235L3.38827 0L4.34751 2.02365L6.62656 2.41176L4.91961 3.91351Z" koffice:nodeTypes="ccccccccccc"/>
          <draw:path draw:style-name="gr5" draw:id="shape14" draw:name="polygon568" draw:layer="g918" svg:width="6.62655813120pt" svg:height="6.11572789282pt" draw:transform="matrix(0.25372789039 0.00000000000 0.00000000000 0.25878235666 49.72817942538pt 57.78197617371pt)" svg:viewBox="0 0 7 6" svg:d="M5.23964 6.11573L3.22547 5.02022L1.14421 5.99316L1.60633 3.81434L0 2.21343L2.29979 1.96235L3.38827 0L4.34751 2.02365L6.62656 2.41176L4.91961 3.91351Z" koffice:nodeTypes="ccccccccccc"/>
          <draw:path draw:style-name="gr5" draw:id="shape15" draw:name="polygon569" draw:layer="g918" svg:width="6.62655813120pt" svg:height="6.11572789282pt" draw:transform="matrix(0.20676980222 0.00000000000 0.00000000000 0.19360715764 89.74269114820pt 60.61963440674pt)" svg:viewBox="0 0 7 6" svg:d="M5.23964 6.11573L3.22547 5.02022L1.14421 5.99316L1.60633 3.81434L0 2.21343L2.29979 1.96235L3.38827 0L4.34751 2.02365L6.62656 2.41176L4.91961 3.91351Z" koffice:nodeTypes="ccccccccccc"/>
          <draw:path draw:style-name="gr5" draw:id="shape16" draw:name="polygon570" draw:layer="g918" svg:width="6.62655813120pt" svg:height="6.11572789282pt" draw:transform="matrix(0.25372789039 0.00000000000 0.00000000000 0.25878235666 49.72817942538pt 57.78197617371pt)" svg:viewBox="0 0 7 6" svg:d="M5.23964 6.11573L3.22547 5.02022L1.14421 5.99316L1.60633 3.81434L0 2.21343L2.29979 1.96235L3.38827 0L4.34751 2.02365L6.62656 2.41176L4.91961 3.91351Z" koffice:nodeTypes="ccccccccccc"/>
          <draw:path draw:style-name="gr5" draw:id="shape17" draw:name="polygon571" draw:layer="g918" svg:width="6.62655813120pt" svg:height="6.11572789282pt" draw:transform="matrix(0.25372789039 0.00000000000 0.00000000000 0.25878235666 49.72817942538pt 57.78197617371pt)" svg:viewBox="0 0 7 6" svg:d="M5.23964 6.11573L3.22547 5.02022L1.14421 5.99316L1.60633 3.81434L0 2.21343L2.29979 1.96235L3.38827 0L4.34751 2.02365L6.62656 2.41176L4.91961 3.91351Z" koffice:nodeTypes="ccccccccccc"/>
          <draw:path draw:style-name="gr5" draw:id="shape18" draw:name="polygon572" draw:layer="g918" svg:width="6.62655813120pt" svg:height="6.11572789282pt" draw:transform="matrix(0.25372789039 0.00000000000 0.00000000000 0.25878235666 58.06559209450pt 57.78173426892pt)" svg:viewBox="0 0 7 6" svg:d="M5.23964 6.11573L3.22547 5.02022L1.14421 5.99316L1.60633 3.81434L0 2.21343L2.29979 1.96235L3.38827 0L4.34751 2.02365L6.62656 2.41176L4.91961 3.91351Z" koffice:nodeTypes="ccccccccccc"/>
          <draw:path draw:style-name="gr5" draw:id="shape19" draw:name="polygon573" draw:layer="g918" svg:width="6.62655813120pt" svg:height="6.11572789282pt" draw:transform="matrix(0.25372789039 0.00000000000 0.00000000000 0.25878235666 57.02960256193pt 60.55514584923pt)" svg:viewBox="0 0 7 6" svg:d="M5.23964 6.11573L3.22547 5.02022L1.14421 5.99316L1.60633 3.81434L0 2.21343L2.29979 1.96235L3.38827 0L4.34751 2.02365L6.62656 2.41176L4.91961 3.91351Z" koffice:nodeTypes="ccccccccccc"/>
          <draw:path draw:style-name="gr5" draw:id="shape20" draw:name="polygon574" draw:layer="g918" svg:width="6.62655813120pt" svg:height="6.11572789282pt" draw:transform="matrix(0.25372789039 0.00000000000 0.00000000000 0.25878235666 74.34168038578pt 55.50502042564pt)" svg:viewBox="0 0 7 6" svg:d="M5.23964 6.11573L3.22547 5.02022L1.14421 5.99316L1.60633 3.81434L0 2.21343L2.29979 1.96235L3.38827 0L4.34751 2.02365L6.62656 2.41176L4.91961 3.91351Z" koffice:nodeTypes="ccccccccccc"/>
          <draw:path draw:style-name="gr5" draw:id="shape21" draw:name="polygon575" draw:layer="g918" svg:width="6.62655813120pt" svg:height="6.11572789282pt" draw:transform="matrix(0.25372789039 0.00000000000 0.00000000000 0.25878235666 69.26153188947pt 55.50371682759pt)" svg:viewBox="0 0 7 6" svg:d="M5.23964 6.11573L3.22547 5.02022L1.14421 5.99316L1.60633 3.81434L0 2.21343L2.29979 1.96235L3.38827 0L4.34751 2.02365L6.62656 2.41176L4.91961 3.91351Z" koffice:nodeTypes="ccccccccccc"/>
          <draw:path draw:style-name="gr5" draw:id="shape22" draw:name="polygon576" draw:layer="g918" svg:width="6.62655813120pt" svg:height="6.11572789282pt" draw:transform="matrix(0.15899646131 0.00000000000 0.00000000000 0.16216373421 55.99353311496pt 54.36576115370pt)" svg:viewBox="0 0 7 6" svg:d="M5.23964 6.11573L3.22547 5.02022L1.14421 5.99316L1.60633 3.81434L0 2.21343L2.29979 1.96235L3.38827 0L4.34751 2.02365L6.62656 2.41176L4.91961 3.91351Z" koffice:nodeTypes="ccccccccccc"/>
          <draw:path draw:style-name="gr5" draw:id="shape23" draw:name="polygon577" draw:layer="g918" svg:width="6.62655813120pt" svg:height="6.11572789282pt" draw:transform="matrix(0.25372789039 0.00000000000 0.00000000000 0.25878235666 88.84205847615pt 62.38713116863pt)" svg:viewBox="0 0 7 6" svg:d="M5.23964 6.11573L3.22547 5.02022L1.14421 5.99316L1.60633 3.81434L0 2.21343L2.29979 1.96235L3.38827 0L4.34751 2.02365L6.62656 2.41176L4.91961 3.91351Z" koffice:nodeTypes="ccccccccccc"/>
          <draw:path draw:style-name="gr5" draw:id="shape24" draw:name="polygon578" draw:layer="g918" svg:width="6.62655813120pt" svg:height="6.11572789282pt" draw:transform="matrix(0.21018317966 0.00000000000 0.00000000000 0.21491107445 84.84763727727pt 63.22893134310pt)" svg:viewBox="0 0 7 6" svg:d="M5.23964 6.11573L3.22547 5.02022L1.14421 5.99316L1.60633 3.81434L0 2.21343L2.29979 1.96235L3.38827 0L4.34751 2.02365L6.62656 2.41176L4.91961 3.91351Z" koffice:nodeTypes="ccccccccccc"/>
          <draw:path draw:style-name="gr5" draw:id="shape25" draw:name="polygon579" draw:layer="g918" svg:width="6.62655813120pt" svg:height="6.11572789282pt" draw:transform="matrix(0.19575977433 0.00000000000 0.00000000000 0.19984057380 86.92010620741pt 63.27926850666pt)" svg:viewBox="0 0 7 6" svg:d="M5.23964 6.11573L3.22547 5.02022L1.14421 5.99316L1.60633 3.81434L0 2.21343L2.29979 1.96235L3.38827 0L4.34751 2.02365L6.62656 2.41176L4.91961 3.91351Z" koffice:nodeTypes="ccccccccccc"/>
          <draw:path draw:style-name="gr5" draw:id="shape26" draw:name="polygon580" draw:layer="g918" svg:width="6.62655813120pt" svg:height="6.11572789282pt" draw:transform="matrix(0.18854899560 0.00000000000 0.00000000000 0.19230507149 92.68996323451pt 58.32673537280pt)" svg:viewBox="0 0 7 6" svg:d="M5.23964 6.11573L3.22547 5.02022L1.14421 5.99316L1.60633 3.81434L0 2.21343L2.29979 1.96235L3.38827 0L4.34751 2.02365L6.62656 2.41176L4.91961 3.91351Z" koffice:nodeTypes="ccccccccccc"/>
          <draw:path draw:style-name="gr5" draw:id="shape27" draw:name="polygon581" draw:layer="g918" svg:width="6.62655813120pt" svg:height="6.11572789282pt" draw:transform="matrix(0.24623774523 0.00000000000 0.00000000000 0.23751690943 84.60238274672pt 65.90260634772pt)" svg:viewBox="0 0 7 6" svg:d="M5.23964 6.11573L3.22547 5.02022L1.14421 5.99316L1.60633 3.81434L0 2.21343L2.29979 1.96235L3.38827 0L4.34751 2.02365L6.62656 2.41176L4.91961 3.91351Z" koffice:nodeTypes="ccccccccccc"/>
          <draw:path draw:style-name="gr5" draw:id="shape28" draw:name="polygon582" draw:layer="g918" svg:width="6.62655813120pt" svg:height="6.11572789282pt" draw:transform="matrix(0.22460507308 0.00000000000 0.00000000000 0.23751690943 84.74946137827pt 68.18059691074pt)" svg:viewBox="0 0 7 6" svg:d="M5.23964 6.11573L3.22547 5.02022L1.14421 5.99316L1.60633 3.81434L0 2.21343L2.29979 1.96235L3.38827 0L4.34751 2.02365L6.62656 2.41176L4.91961 3.91351Z" koffice:nodeTypes="ccccccccccc"/>
          <draw:path draw:style-name="gr5" draw:id="shape29" draw:name="polygon583" draw:layer="g918" svg:width="6.62655813120pt" svg:height="6.11572789282pt" draw:transform="matrix(0.18854899560 0.00000000000 0.00000000000 0.19230507149 81.10035832976pt 63.32774068413pt)" svg:viewBox="0 0 7 6" svg:d="M5.23964 6.11573L3.22547 5.02022L1.14421 5.99316L1.60633 3.81434L0 2.21343L2.29979 1.96235L3.38827 0L4.34751 2.02365L6.62656 2.41176L4.91961 3.91351Z" koffice:nodeTypes="ccccccccccc"/>
          <draw:path draw:style-name="gr5" draw:id="shape30" draw:name="polygon584" draw:layer="g918" svg:width="6.62655813120pt" svg:height="6.11572789282pt" draw:transform="matrix(0.18854899560 0.00000000000 0.00000000000 0.19230507149 77.49862441869pt 63.32794227146pt)" svg:viewBox="0 0 7 6" svg:d="M5.23964 6.11573L3.22547 5.02022L1.14421 5.99316L1.60633 3.81434L0 2.21343L2.29979 1.96235L3.38827 0L4.34751 2.02365L6.62656 2.41176L4.91961 3.91351Z" koffice:nodeTypes="ccccccccccc"/>
          <draw:path draw:style-name="gr5" draw:id="shape31" draw:name="polygon585" draw:layer="g918" svg:width="6.62655813120pt" svg:height="6.11572789282pt" draw:transform="matrix(0.18854899560 0.00000000000 0.00000000000 0.19230507149 71.38331155395pt 57.98007236441pt)" svg:viewBox="0 0 7 6" svg:d="M5.23964 6.11573L3.22547 5.02022L1.14421 5.99316L1.60633 3.81434L0 2.21343L2.29979 1.96235L3.38827 0L4.34751 2.02365L6.62656 2.41176L4.91961 3.91351Z" koffice:nodeTypes="ccccccccccc"/>
          <draw:path draw:style-name="gr5" draw:id="shape32" draw:name="polygon586" draw:layer="g918" svg:width="6.62655813120pt" svg:height="6.11572789282pt" draw:transform="matrix(0.15970369685 0.00000000000 0.00000000000 0.16288491288 72.21991864216pt 69.07194085742pt)" svg:viewBox="0 0 7 6" svg:d="M5.23964 6.11573L3.22547 5.02022L1.14421 5.99316L1.60633 3.81434L0 2.21343L2.29979 1.96235L3.38827 0L4.34751 2.02365L6.62656 2.41176L4.91961 3.91351Z" koffice:nodeTypes="ccccccccccc"/>
          <draw:path draw:style-name="gr5" draw:id="shape33" draw:name="polygon587" draw:layer="g918" svg:width="6.62655813120pt" svg:height="6.11572789282pt" draw:transform="matrix(0.38005074159 0.00000000000 0.00000000000 0.38761984179 61.79653319614pt 49.97153986449pt)" svg:viewBox="0 0 7 6" svg:d="M5.23964 6.11573L3.22547 5.02022L1.14421 5.99316L1.60633 3.81434L0 2.21343L2.29979 1.96235L3.38827 0L4.34751 2.02365L6.62656 2.41176L4.91961 3.91351Z" koffice:nodeTypes="ccccccccccc"/>
          <draw:path draw:style-name="gr6" draw:id="shape34" draw:name="path726" draw:layer="g918" svg:width="118.40033898305pt" svg:height="49.38890559230pt" draw:transform="matrix(0.41626136935 0.00000000000 0.00000000000 0.41789372274 47.85677741279pt 38.35527700029pt)" svg:viewBox="0 0 118 49" svg:d="M115.63 49.3889C116.561 46.9821 117.762 43.3525 118.4 40.0211C85.9478 11.846 49.7698 -2.58731 4.05646 0.382369C2.41769 3.48802 1.10587 6.73837 0 10.2558C54.1612 5.14897 93.8644 28.8484 115.63 49.3889Z" koffice:nodeTypes="ccccc"/>
          <draw:path draw:style-name="gr7" draw:id="shape35" draw:name="path790" draw:layer="g918" svg:width="7.01711425335pt" svg:height="7.01420326267pt" draw:transform="matrix(0.41626136935 0.00000000000 0.00000000000 0.41789372274 89.69613686305pt 51.24539616397pt)" svg:viewBox="0 0 7 7" svg:d="M0.387338 2.91183L1.63922 3.54207C1.44283 3.95128 1.39005 4.30924 1.47917 4.61435C1.57174 4.92267 1.80187 5.19094 2.16869 5.41997C2.55801 5.66502 2.9058 5.77233 3.21207 5.7435C3.52179 5.71467 3.75279 5.59775 3.90246 5.39354C3.99676 5.26301 4.0357 5.12527 4.01839 4.98193C4.00455 4.83858 3.9189 4.66721 3.76231 4.46941C3.65416 4.33567 3.39029 4.05299 2.97156 3.62215C2.43343 3.06879 2.11246 2.60192 2.00864 2.22153C1.86502 1.68659 1.9524 1.2005 2.27251 0.762451C2.47928 0.480566 2.757 0.270753 3.10652 0.133815C3.46123 -0.00392523 3.84796 -0.0351569 4.26496 0.0393185C4.68456 0.114595 5.12579 0.296379 5.58432 0.584671C6.33528 1.05475 6.78862 1.56086 6.94348 2.10221C7.1018 2.64516 7.00491 3.1769 6.65192 3.69743L5.4087 2.99031C5.56442 2.67319 5.60249 2.39931 5.52117 2.16868C5.44503 1.93724 5.23653 1.71542 4.89566 1.5024C4.54527 1.28298 4.2217 1.17727 3.92582 1.18608C3.73462 1.19169 3.58755 1.26616 3.48286 1.40951C3.38683 1.54084 3.3652 1.69059 3.41625 1.85876C3.48286 2.07258 3.76144 2.42734 4.25631 2.92384C4.74945 3.41954 5.08599 3.82475 5.26508 4.13867C5.44849 4.45179 5.53155 4.77772 5.51424 5.11566C5.50213 5.4528 5.36717 5.79635 5.11195 6.14631C4.88009 6.46423 4.56777 6.70047 4.17499 6.85823C3.78221 7.01599 3.36261 7.05443 2.91446 6.97194C2.4689 6.88786 1.98615 6.68285 1.46705 6.35692C0.710906 5.88444 0.247183 5.35911 0.0776127 4.78332C-0.0893621 4.20514 0.0127261 3.58051 0.387338 2.91183Z" koffice:nodeTypes="ccccccccccccccccccccccccccccccc"/>
          <draw:path draw:style-name="gr7" draw:id="shape36" draw:name="path791" draw:layer="g918" svg:width="6.87295833878pt" svg:height="7.04550504799pt" draw:transform="matrix(0.41626136935 0.00000000000 0.00000000000 0.41789372274 87.43292480380pt 49.69135547720pt)" svg:viewBox="0 0 7 7" svg:d="M0.327895 3.04708L1.5934 3.63056C1.41701 4.04711 1.3802 4.40828 1.48123 4.71006C1.5874 5.01504 1.82458 5.27589 2.19789 5.49179C2.59432 5.72213 2.94194 5.81684 3.24333 5.77671C3.54986 5.73577 3.77334 5.61137 3.91119 5.40109C4.00023 5.26706 4.03191 5.12741 4.0088 4.98454C3.9891 4.84088 3.89663 4.67233 3.73224 4.47971C3.62007 4.34969 3.34865 4.07761 2.91455 3.66106C2.35886 3.12653 2.02151 2.67066 1.90249 2.29424C1.73724 1.76373 1.80317 1.27414 2.09942 0.823088C2.29293 0.53335 2.55836 0.313439 2.89742 0.163353C3.24333 0.0124653 3.62435 -0.0340853 4.03962 0.0245042C4.45831 0.0855016 4.90184 0.250836 5.36762 0.522114C6.13137 0.964345 6.60058 1.45473 6.77696 1.99086C6.95677 2.5294 6.88399 3.06473 6.55862 3.59926L5.29741 2.93712C5.43783 2.61448 5.46437 2.33919 5.37361 2.11125C5.28799 1.88171 5.07222 1.66741 4.72717 1.46676C4.37012 1.2597 4.04561 1.16659 3.7545 1.18666C3.56527 1.1987 3.42314 1.27976 3.32553 1.42744C3.23734 1.56227 3.22107 1.71156 3.2793 1.8785C3.35379 2.09038 3.6449 2.4355 4.15521 2.91465C4.66381 3.39219 5.01486 3.78547 5.20494 4.09286C5.40016 4.39945 5.49605 4.7229 5.49348 5.06159C5.49691 5.40029 5.37704 5.74862 5.14072 6.10978C4.92495 6.43484 4.62442 6.68444 4.24426 6.8578C3.86238 7.03036 3.44797 7.08414 3.00188 7.01832C2.55921 6.95091 2.07288 6.7623 1.54459 6.45651C0.777412 6.01026 0.296215 5.50222 0.103566 4.93157C-0.088228 4.35852 -0.0137367 3.73009 0.327895 3.04708Z" koffice:nodeTypes="ccccccccccccccccccccccccccccccc"/>
          <draw:path draw:style-name="gr7" draw:id="shape37" draw:name="path792" draw:layer="g918" svg:width="7.42357512000pt" svg:height="8.70946848000pt" draw:transform="matrix(0.41626136935 0.00000000000 0.00000000000 0.41789372274 84.73253960120pt 47.82104075021pt)" svg:viewBox="0 0 7 9" svg:d="M0 5.94738L3.35228 0L7.42358 2.69197L6.85638 3.69864L3.89481 1.73956L3.15038 3.05758L5.90696 4.88061L5.34208 5.88227L2.5855 4.06008L1.67383 5.6786L4.74098 7.70697L4.17533 8.70947Z" koffice:nodeTypes="ccccccccccccc"/>
          <draw:path draw:style-name="gr7" draw:id="shape38" draw:name="path795" draw:layer="g918" svg:width="6.43039043141pt" svg:height="7.22052481465pt" draw:transform="matrix(0.41626136935 0.00000000000 0.00000000000 0.41789372274 79.35659674886pt 45.02248467518pt)" svg:viewBox="0 0 6 7" svg:d="M2.8957 4.36966L3.39026 3.35321L5.86613 4.70603L4.69912 7.10698C4.33721 7.22236 3.88252 7.24998 3.33198 7.18904C2.78682 7.12648 2.27999 6.96804 1.8115 6.7121C1.21649 6.3871 0.7618 5.97354 0.447428 5.46816C0.13459 4.96035 -0.0149276 4.40134 0.00117437 3.78872C0.0188099 3.17284 0.167561 2.57646 0.448962 1.99796C0.753366 1.36989 1.15055 0.880767 1.63668 0.527328C2.1205 0.175514 2.6672 1.31058e-05 3.27218 1.31058e-05C3.73453 -0.00161191 4.23676 0.147889 4.78039 0.442828C5.48735 0.82958 5.96197 1.28783 6.2035 1.81921C6.4504 2.34977 6.49564 2.92259 6.33998 3.53928L5.0894 3.14196C5.15304 2.80234 5.11547 2.48627 4.97515 2.1954C4.83943 1.90208 4.60557 1.66564 4.2751 1.48445C3.7721 1.20983 3.29135 1.16027 2.82899 1.33658C2.37047 1.51208 1.98019 1.93133 1.65815 2.59515C1.30927 3.31096 1.19732 3.93009 1.32307 4.45334C1.45036 4.97253 1.75629 5.36579 2.24395 5.63229C2.48395 5.7631 2.74848 5.84516 3.03678 5.87766C3.32968 5.90935 3.59652 5.90123 3.84035 5.85329L4.21223 5.08791Z" koffice:nodeTypes="ccccccccccccccccccccccccc"/>
          <draw:path draw:style-name="gr7" draw:id="shape39" draw:name="path804" draw:layer="g918" svg:width="7.72506185143pt" svg:height="7.11700992000pt" draw:transform="matrix(0.41626136935 0.00000000000 0.00000000000 0.41789372274 62.64804240690pt 39.60458153112pt)" svg:viewBox="0 0 8 7" svg:d="M0 6.23116L1.02194 0L3.11793 0.277678L3.68184 4.69336L5.62151 0.607421L7.72506 0.885099L6.70396 7.11701L5.40216 6.94497L6.20728 2.03958L4.02473 6.76312L2.67587 6.58429L2.10607 1.4978L1.3018 6.40244Z" koffice:nodeTypes="cccccccccccccc"/>
          <draw:path draw:style-name="gr7" draw:id="shape40" draw:name="path805" draw:layer="g918" svg:width="5.14041216000pt" svg:height="7.25345362286pt" draw:transform="matrix(0.41626136935 0.00000000000 0.00000000000 0.41789372274 59.83977670469pt 39.26023710358pt)" svg:viewBox="0 0 5 7" svg:d="M0 6.76973L0.577574 0L5.14041 0.472325L5.04415 1.61731L1.7231 1.27446L1.59425 2.77532L4.68354 3.09373L4.58653 4.23464L1.49651 3.91542L1.34027 5.75748L4.77684 6.11173L4.68057 7.25345Z" koffice:nodeTypes="ccccccccccccc"/>
          <draw:g draw:style-name="gr1" draw:id="shape41" draw:name="g812" svg:y="38.87537433158pt">
            <draw:path draw:style-name="gr7" draw:id="shape42" draw:name="path810" draw:layer="g918" svg:width="7.06824797574pt" svg:height="7.39268145313pt" draw:transform="matrix(0.34107248781 -0.21831806829 0.21746535389 0.34241001973 49.90968669055pt 39.85488249579pt)" svg:viewBox="0 0 7 7" svg:d="M0.742787 1.81823C1.13669 1.22218 1.55471 0.78234 1.99685 0.498705C2.32323 0.290705 2.67775 0.14601 3.05719 0.0637963C3.43984 -0.0167727 3.8032 -0.0208834 4.14726 0.0506421C4.60548 0.142721 5.06772 0.349899 5.53317 0.671353C6.37565 1.25507 6.87245 1.98841 7.02278 2.87138C7.17712 3.75764 6.93837 4.67678 6.30892 5.62881C5.6843 6.57262 4.94392 7.13907 4.08777 7.3257C3.23404 7.51068 2.38674 7.31254 1.54748 6.73129C0.696161 6.14265 0.196141 5.41013 0.0442062 4.53373C-0.106122 3.65405 0.127007 2.74888 0.742787 1.81823Z" koffice:nodeTypes="ccccccccccc"/>
            <draw:path draw:style-name="gr8" draw:id="shape43" draw:name="path811" draw:layer="g918" svg:width="4.60515292346pt" svg:height="4.21363328889pt" draw:transform="matrix(0.34107248781 -0.21831806829 0.21746535389 0.34241001973 50.66621255703pt 39.99770947609pt)" svg:viewBox="0 0 5 4" svg:d="M0.602677 1.12881C0.134858 1.72 -0.0608538 2.26199 0.0164008 2.75331C0.0945138 3.24242 0.380355 3.62945 0.87221 3.91366C1.36321 4.19787 1.88597 4.28013 2.43791 4.16042C2.995 4.03924 3.51261 3.67571 3.99244 3.06983C4.46541 2.4713 4.66456 1.93518 4.58988 1.46223C4.51691 0.990744 4.22678 0.608118 3.71862 0.313623C3.21045 0.0198628 2.68255 -0.0675309 2.13404 0.051442C1.58811 0.168212 1.07737 0.527334 0.602677 1.12881Z" koffice:nodeTypes="ccccccccc"/>
          </draw:g>
          <draw:g draw:style-name="gr1" draw:id="shape44" draw:name="g815" svg:y="38.97507728802pt">
            <draw:path draw:style-name="gr7" draw:id="shape45" draw:name="path808" draw:layer="g918" svg:width="7.57705937117pt" svg:height="9.30982144000pt" draw:transform="matrix(0.33765171884 -0.22361275946 0.22273938236 0.33897564362 52.57427950258pt 39.81318256607pt)" svg:viewBox="0 0 8 9" svg:d="M0 5.78914L3.74802 0L6.10162 1.66473C6.69411 2.08377 7.08962 2.43933 7.28815 2.73388C7.49136 3.02679 7.58712 3.36364 7.57622 3.74362C7.56532 4.1236 7.44932 4.48404 7.22743 4.82659C6.94636 5.26108 6.59134 5.53366 6.16313 5.64513C5.73647 5.75416 5.2561 5.6736 4.722 5.40347C4.86837 5.72161 4.96336 6.0251 5.00462 6.31151C5.04978 6.59954 5.05912 7.06332 5.03499 7.70286L4.98049 9.30982L3.64291 8.36436L3.64992 6.53282C3.65459 5.88027 3.64057 5.45799 3.61021 5.26759C3.58062 5.07394 3.52067 4.91447 3.42958 4.78835C3.34005 4.66061 3.16721 4.5052 2.9095 4.32375L2.68372 4.16346L1.1188 6.58001Z" koffice:nodeTypes="ccccccccccccccccccc"/>
            <draw:path draw:style-name="gr9" draw:id="shape46" draw:name="path809" draw:layer="g918" svg:width="2.96783939377pt" svg:height="2.39093408975pt" draw:transform="matrix(0.33765171884 -0.22361275946 0.22273938236 0.33897564362 54.10058581533pt 39.64924914160pt)" svg:viewBox="0 0 3 2" svg:d="M0 1.28911L0.845829 1.80261C1.39407 2.13614 1.75213 2.32326 1.92002 2.36468C2.08792 2.40539 2.24865 2.39896 2.40222 2.34397C2.55579 2.28898 2.69026 2.18542 2.80564 2.0333C2.93454 1.86189 2.98706 1.69334 2.9616 1.52694C2.9417 1.35982 2.8494 1.20555 2.68469 1.06557C2.60035 0.997722 2.32663 0.822746 1.86353 0.541355L0.97155 0Z" koffice:nodeTypes="cccccccccc"/>
          </draw:g>
          <draw:g draw:style-name="gr1" draw:id="shape47" draw:name="g818" svg:y="39.13752038762pt">
            <draw:path draw:style-name="gr7" draw:id="shape48" draw:name="path806" draw:layer="g918" svg:width="7.03165667740pt" svg:height="7.69116448810pt" draw:transform="matrix(0.34607386942 -0.21023559236 0.20941445998 0.34743105610 55.68507720331pt 39.89644136385pt)" svg:viewBox="0 0 7 8" svg:d="M3.60985 0L5.57941 1.39311C6.02342 1.70765 6.33843 1.98219 6.52519 2.2183C6.7757 2.53599 6.9332 2.8976 6.99695 3.30157C7.06145 3.70554 7.03595 4.12755 6.9212 4.56838C6.8072 5.00608 6.58219 5.48614 6.24393 6.00855C5.94692 6.46821 5.63566 6.82512 5.31165 7.08084C4.91489 7.39224 4.51288 7.58599 4.10187 7.66208C3.79286 7.72091 3.4441 7.69032 3.05709 7.57187C2.76833 7.48245 2.42482 7.29655 2.02656 7.01495L0 5.58105Z" koffice:nodeTypes="cccccccccccc"/>
            <draw:path draw:style-name="gr9" draw:id="shape49" draw:name="path807" draw:layer="g918" svg:width="4.73714413540pt" svg:height="4.71197230581pt" draw:transform="matrix(0.34607386942 -0.21023559236 0.20941445998 0.34743105610 56.67156075133pt 40.12305190064pt)" svg:viewBox="0 0 5 5" svg:d="M2.77547 0L0 3.66019L0.934153 4.22324C1.28239 4.43448 1.5488 4.56883 1.72988 4.62708C1.96668 4.70396 2.19304 4.72881 2.40721 4.70086C2.62486 4.67445 2.86862 4.5634 3.13938 4.36769C3.41275 4.17043 3.71136 3.85823 4.03523 3.43109C4.35909 3.00395 4.56542 2.64981 4.65509 2.37023C4.7439 2.09065 4.76044 1.84136 4.70559 1.6208C4.65074 1.40102 4.52363 1.19832 4.32427 1.01193C4.17626 0.871363 3.84718 0.646921 3.33701 0.339381Z" koffice:nodeTypes="cccccccccccc"/>
          </draw:g>
          <draw:g draw:style-name="gr1" draw:id="shape50" draw:name="g824" svg:y="41.32450055134pt">
            <draw:path draw:style-name="gr7" draw:id="shape51" draw:name="path800" draw:layer="g918" svg:width="7.92492542754pt" svg:height="6.97595402667pt" draw:transform="matrix(0.37869708269 -0.14271912452 0.14216156757 0.38018210934 69.87130619012pt 41.90920636360pt)" svg:viewBox="0 0 8 7" svg:d="M0 6.13749L4.09689 0L6.05979 1.34568C6.8029 1.85548 7.26766 2.21864 7.45238 2.43516C7.73753 2.76468 7.89416 3.16493 7.92139 3.63505C7.95034 4.10259 7.80137 4.58048 7.47536 5.06872C7.22425 5.44568 6.9459 5.71654 6.63861 5.88044C6.33303 6.04519 6.02574 6.12887 5.7176 6.13404C5.41372 6.13749 5.13878 6.08919 4.89192 5.98912C4.56165 5.84766 4.11902 5.58715 3.56573 5.2076L2.769 4.6607L1.22319 6.97595Z" koffice:nodeTypes="ccccccccccccc"/>
            <draw:path draw:style-name="gr9" draw:id="shape52" draw:name="path801" draw:layer="g918" svg:width="2.51735428311pt" svg:height="2.23812318570pt" draw:transform="matrix(0.37869708269 -0.14271912452 0.14216156757 0.38018210934 71.35181874817pt 42.10633391009pt)" svg:viewBox="0 0 3 2" svg:d="M1.00104 0L0 1.39511L0.576002 1.76271C0.991515 2.02736 1.28684 2.17869 1.46346 2.216C1.6408 2.25401 1.80715 2.24295 1.96398 2.18353C2.123 2.12548 2.25491 2.02391 2.35897 1.87811C2.48722 1.69914 2.53778 1.51672 2.50993 1.32946C2.48135 1.14151 2.39268 0.979132 2.24318 0.841625C2.13326 0.738668 1.88923 0.566611 1.50962 0.324765Z" koffice:nodeTypes="cccccccccc"/>
          </draw:g>
          <draw:g draw:style-name="gr1" draw:id="shape53" draw:name="g827" svg:y="42.22590165879pt">
            <draw:path draw:style-name="gr7" draw:id="shape54" draw:name="path798" draw:layer="g918" svg:width="7.57705937117pt" svg:height="9.30982144000pt" draw:transform="matrix(0.39131980921 -0.10282314442 0.10242148167 0.39285439274 72.67809075820pt 42.61120548458pt)" svg:viewBox="0 0 8 9" svg:d="M0 5.78833L3.74724 0L6.10162 1.66473C6.69411 2.08295 7.08962 2.43933 7.28815 2.73306C7.49136 3.02679 7.58712 3.36283 7.57622 3.74281C7.56532 4.12278 7.44932 4.48404 7.22743 4.82578C6.94636 5.26027 6.59134 5.53284 6.16313 5.64431C5.73647 5.75334 5.2561 5.67279 4.722 5.40347C4.86837 5.72161 4.96336 6.02429 5.00462 6.3107C5.04978 6.59954 5.05912 7.06332 5.03499 7.70204L4.98049 9.30982L3.64291 8.36436L3.64992 6.53282C3.65381 5.87946 3.64057 5.45799 3.61021 5.26678C3.58062 5.07394 3.52067 4.91447 3.42958 4.78835C3.34005 4.65979 3.16721 4.5052 2.9095 4.32294L2.68372 4.16265L1.1188 6.58001Z" koffice:nodeTypes="ccccccccccccccccccc"/>
            <draw:path draw:style-name="gr9" draw:id="shape55" draw:name="path799" draw:layer="g918" svg:width="2.96718542334pt" svg:height="2.39066990622pt" draw:transform="matrix(0.39131980921 -0.10282314442 0.10242148167 0.39285439274 74.17583453296pt 42.94805248496pt)" svg:viewBox="0 0 3 2" svg:d="M0 1.28975L0.845736 1.80323C1.39391 2.13602 1.75114 2.32313 1.91902 2.36384C2.08689 2.40526 2.24761 2.39883 2.40195 2.34384C2.55551 2.28956 2.68997 2.1853 2.80453 2.03318C2.93342 1.86179 2.98593 1.69325 2.96127 1.52685C2.94138 1.35974 2.84829 1.2062 2.6844 1.06551C2.60006 0.997667 2.32637 0.823414 1.86332 0.54204L0.971443 0Z" koffice:nodeTypes="cccccccccc"/>
          </draw:g>
          <draw:g draw:style-name="gr1" draw:id="shape56" draw:name="g830" svg:y="43.67129632367pt">
            <draw:path draw:style-name="gr7" draw:id="shape57" draw:name="path796" draw:layer="g918" svg:width="7.06923213692pt" svg:height="7.39268573177pt" draw:transform="matrix(0.38729495022 -0.11717985795 0.11672225471 0.38881374274 76.03348397390pt 44.14334885203pt)" svg:viewBox="0 0 7 7" svg:d="M0.742839 1.81835C1.13757 1.22231 1.55563 0.782462 1.99619 0.498826C2.3242 0.290826 2.67713 0.145309 3.0582 0.0639181C3.44088 -0.0166509 3.80426 -0.0207616 4.14755 0.0499418C4.6066 0.14202 5.06807 0.349198 5.53355 0.671474C6.37689 1.25437 6.87293 1.98771 7.02407 2.8715C7.17762 3.75694 6.93966 4.67609 6.30936 5.62812C5.6847 6.57275 4.94426 7.13837 4.08886 7.32582C3.23507 7.5108 2.38771 7.31184 1.54759 6.7306C0.697014 6.14277 0.196155 5.41025 0.0442093 4.53386C-0.106129 3.65418 0.127016 2.74901 0.742839 1.81835Z" koffice:nodeTypes="ccccccccccc"/>
            <draw:path draw:style-name="gr9" draw:id="shape58" draw:name="path797" draw:layer="g918" svg:width="4.60576161644pt" svg:height="4.21402475029pt" draw:transform="matrix(0.38729495022 -0.11717985795 0.11672225471 0.38881374274 76.72294691653pt 44.48682035207pt)" svg:viewBox="0 0 5 4" svg:d="M0.602717 1.12931C0.134866 1.72053 -0.0608578 2.26181 0.0164019 2.75388C0.0953785 3.24228 0.380381 3.62933 0.872267 3.91429C1.36416 4.19852 1.88523 4.28078 2.43807 4.16033C2.9952 4.03988 3.5137 3.67634 3.99271 3.07043C4.46657 2.47113 4.66572 1.93572 4.59018 1.46201C4.51807 0.99124 4.22706 0.607865 3.71886 0.31409C3.21067 0.0195817 2.68272 -0.0678161 2.13504 0.0518968C1.58907 0.168672 1.0783 0.527811 0.602717 1.12931Z" koffice:nodeTypes="ccccccccc"/>
          </draw:g>
          <draw:g draw:style-name="gr1" draw:id="shape59" draw:name="g833" svg:y="46.15535376050pt">
            <draw:path draw:style-name="gr7" draw:id="shape60" draw:name="path793" draw:layer="g918" svg:width="7.57704787832pt" svg:height="9.30982144000pt" draw:transform="matrix(0.40171633967 -0.04757091364 0.04738511732 0.40329174464 81.68979748688pt 46.33361422914pt)" svg:viewBox="0 0 8 9" svg:d="M0 5.78914L3.74723 0L6.10162 1.66473C6.69333 2.08377 7.08884 2.43933 7.28815 2.73388C7.49058 3.02679 7.58712 3.36364 7.57622 3.74362C7.56532 4.1236 7.44853 4.48404 7.22742 4.82659C6.94636 5.26108 6.59133 5.53366 6.16234 5.64513C5.73569 5.75416 5.25609 5.6736 4.722 5.40347C4.86837 5.72161 4.96257 6.0251 5.00462 6.31151C5.049 6.60036 5.05912 7.06332 5.03498 7.70286L4.9797 9.30982L3.64291 8.36436L3.64914 6.53364C3.65303 5.87946 3.64057 5.45799 3.60943 5.26759C3.58062 5.07476 3.51989 4.91447 3.4288 4.78835C3.34004 4.66061 3.16642 4.5052 2.9095 4.32375L2.68294 4.16346L1.1188 6.58001Z" koffice:nodeTypes="ccccccccccccccccccc"/>
            <draw:path draw:style-name="gr9" draw:id="shape61" draw:name="path794" draw:layer="g918" svg:width="2.96824035989pt" svg:height="2.39021791845pt" draw:transform="matrix(0.40171633967 -0.04757091364 0.04738511732 0.40329174464 83.12655162341pt 46.87529343415pt)" svg:viewBox="0 0 3 2" svg:d="M0 1.28892L0.845887 1.80234C1.39416 2.13582 1.75225 2.32219 1.92015 2.36361C2.08726 2.40503 2.2488 2.39789 2.40318 2.34362C2.55676 2.28863 2.69044 2.18509 2.80583 2.03228C2.93474 1.86161 2.98647 1.69309 2.96259 1.52671C2.9419 1.35961 2.8496 1.20537 2.68567 1.06541C2.60132 0.997573 2.32758 0.822623 1.86366 0.541274L0.972412 0Z" koffice:nodeTypes="cccccccccc"/>
          </draw:g>
          <draw:g draw:style-name="gr1" draw:id="shape62" draw:name="g836" svg:y="53.00518861807pt">
            <draw:path draw:style-name="gr7" draw:id="shape63" draw:name="path788" draw:layer="g918" svg:width="7.07067916650pt" svg:height="7.39306914432pt" draw:transform="matrix(0.40450160459 0.00000000000 0.00000000000 0.40608776088 91.97664473134pt 53.00518971831pt)" svg:viewBox="0 0 7 7" svg:d="M0.742915 1.81811C1.13689 1.22205 1.55498 0.782194 1.9972 0.498551C2.32444 0.290546 2.67821 0.145847 3.05852 0.0636314C3.44204 -0.0161175 3.80465 -0.0210505 4.14797 0.0496548C4.60707 0.142558 5.06939 0.349741 5.53492 0.672026C6.37755 1.25494 6.87444 1.9883 7.02559 2.87211C7.17916 3.75757 6.94037 4.67592 6.31001 5.6288C5.68528 6.57263 4.94557 7.13909 4.09008 7.32654C3.2354 7.51071 2.38876 7.31257 1.54775 6.7313C0.697889 6.14264 0.196175 5.4101 0.0442138 4.53369C-0.10614 3.65398 0.127029 2.74879 0.742915 1.81811Z" koffice:nodeTypes="ccccccccccc"/>
            <draw:path draw:style-name="gr9" draw:id="shape64" draw:name="path789" draw:layer="g918" svg:width="4.60512998681pt" svg:height="4.21453550153pt" draw:transform="matrix(0.40450160459 0.00000000000 0.00000000000 0.40608776088 92.53817377568pt 53.53366704519pt)" svg:viewBox="0 0 5 4" svg:d="M0.60322 1.12938C0.135401 1.72137 -0.0603095 2.26268 0.0160866 2.75405C0.0959162 3.24321 0.380899 3.62955 0.871894 3.91453C1.36375 4.19877 1.88564 4.28103 2.43844 4.16131C2.99553 4.04013 3.51399 3.67729 3.99297 3.07061C4.46594 2.47201 4.66509 1.93584 4.58955 1.46284C4.51659 0.9913 4.22645 0.608636 3.71829 0.314109C3.21013 0.0195829 2.68222 -0.0678202 2.13457 0.0519C1.58864 0.168682 1.07876 0.528578 0.60322 1.12938Z" koffice:nodeTypes="ccccccccc"/>
          </draw:g>
          <draw:path draw:style-name="gr7" draw:id="shape65" draw:name="path872" draw:layer="g918" svg:width="4.14268428800pt" svg:height="5.05340682667pt" draw:transform="matrix(0.41626136935 0.00000000000 0.00000000000 0.41789372274 67.53028875579pt 40.97828177652pt)" svg:viewBox="0 0 4 5" svg:d="M0 4.30233L0.97869 0L4.14268 0.732718L3.97811 1.45956L1.6763 0.927278L1.45711 1.88099L3.60091 2.3773L3.43488 3.1012L1.294 2.60636L1.02675 3.77666L3.41012 4.32803L3.24555 5.05341Z" koffice:nodeTypes="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0:07</dc:date>
    <meta:creation-date>2011-05-22T06:10:35</meta:creation-date>
    <dc:creator>Yue Liu</dc:creator>
  </office:meta>
</office:document-meta>
</file>